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507in" fo:margin-left="-0.075in" table:align="left" style:writing-mode="lr-tb"/>
    </style:style>
    <style:style style:name="Table1.A" style:family="table-column">
      <style:table-column-properties style:column-width="3.325in"/>
    </style:style>
    <style:style style:name="Table1.B" style:family="table-column">
      <style:table-column-properties style:column-width="3.325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margin-top="0in" fo:margin-bottom="0in"/>
    </style:style>
    <style:style style:name="P3" style:family="paragraph" style:parent-style-name="Standard">
      <style:paragraph-properties fo:margin-top="0in" fo:margin-bottom="0in" fo:text-align="justify" style:justify-single-word="false"/>
    </style:style>
    <style:style style:name="P4" style:family="paragraph" style:parent-style-name="Standard">
      <style:paragraph-properties fo:margin-top="0in" fo:margin-bottom="0in"/>
      <style:text-properties fo:font-weight="bold" style:font-weight-asian="bold"/>
    </style:style>
    <style:style style:name="P5" style:family="paragraph" style:parent-style-name="Standard">
      <style:paragraph-properties fo:margin-top="0in" fo:margin-bottom="0in"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fo:text-align="justify" style:justify-single-word="false"/>
      <style:text-properties fo:font-weight="bold" style:font-weight-asian="bold"/>
    </style:style>
    <style:style style:name="P7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P8" style:family="paragraph" style:parent-style-name="Standard" style:master-page-name="Standard">
      <style:paragraph-properties fo:margin-top="0in" fo:margin-bottom="0in" fo:text-align="center" style:justify-single-word="false" style:page-number="auto"/>
      <style:text-properties fo:font-weight="bold" style:font-weight-asian="bold"/>
    </style:style>
    <style:style style:name="P9" style:family="paragraph" style:parent-style-name="Standard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G2271 Real Time Operating Systems</text:p>
      <text:p text:style-name="P5">Lab 5 – Task Coordination<text:bookmark text:name="_GoBack"/></text:p>
      <text:p text:style-name="P5">Answer Book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Member 1 Name: Song Yangyu</text:p>
          </table:table-cell>
          <table:table-cell table:style-name="Table1.A1" office:value-type="string">
            <text:p text:style-name="P1">Matric No: A0077863</text:p>
          </table:table-cell>
        </table:table-row>
        <table:table-row table:style-name="Table1.1">
          <table:table-cell table:style-name="Table1.A1" office:value-type="string">
            <text:p text:style-name="P1"/>
            <text:p text:style-name="P1">Member 2 Name: Li Ruize</text:p>
          </table:table-cell>
          <table:table-cell table:style-name="Table1.A1" office:value-type="string">
            <text:p text:style-name="P1">Matric No:</text:p>
          </table:table-cell>
        </table:table-row>
      </table:table>
      <text:p text:style-name="P3"/>
      <text:p text:style-name="P6">Question 1</text:p>
      <text:p text:style-name="P3">The threads print out of order. The reason is every thread has its own flow of control; a thread can decide the order of execution by itself.</text:p>
      <text:p text:style-name="P3"/>
      <text:p text:style-name="P6">Question 2</text:p>
      <text:p text:style-name="P3">The threads do share memory. <text:tab/>Referring to ctr, though out of order, it got increased. Only by visiting the same memory can the 'ctr' increases.</text:p>
      <text:p text:style-name="P3"/>
      <text:p text:style-name="P6">Question 3</text:p>
      <text:p text:style-name="P3">The values of ctr as printed by the threads are <text:s/>incorrect. The reason is that, at the time of the execution of the thread, <text:s/>“printf("I am child %d. Ctr=%d\n", t, ctr);” is executed first before “ctr++”. That's why the ctr in each thread seems not updated.</text:p>
      <text:p text:style-name="P4"/>
      <text:p text:style-name="P4">Question 4</text:p>
      <text:p text:style-name="P2">The variable "i" must be cast into void * because this is the required type of argument of the function child; and for the function to be executed thread, it can only be the type *(void *);</text:p>
      <text:p text:style-name="P2">In child it does not have to be cast back into int because the pointer has the same size as int – so the data stored can be interrupted correctly.</text:p>
      <text:p text:style-name="P2"/>
      <text:p text:style-name="P4">Question 5</text:p>
      <text:p text:style-name="P2">The changes I made are: in the for loop, call “pthread_join” before creating a new thread.</text:p>
      <text:p text:style-name="P2">My code is attached here:</text:p>
      <text:p text:style-name="P2"><text:tab/>// create the threads</text:p>
      <text:p text:style-name="P2"><text:tab/>for(i = 0; i &lt; 10; i++){</text:p>
      <text:p text:style-name="P2"><text:tab/><text:tab/>if(i &gt; 0){</text:p>
      <text:p text:style-name="P2"><text:tab/><text:tab/><text:tab/>pthread_join(thread[i-1],NULL);</text:p>
      <text:p text:style-name="P2"><text:tab/><text:tab/>}</text:p>
      <text:p text:style-name="P2"><text:tab/><text:tab/>pthread_create(&amp;thread[i],NULL,child, (void *)i);</text:p>
      <text:p text:style-name="P2"><text:tab/>}</text:p>
      <text:p text:style-name="P2"/>
      <text:p text:style-name="P2"/>
      <text:p text:style-name="P4">Question 6</text:p>
      <text:p text:style-name="P2">The value of glob printed by main is 20</text:p>
      <text:p text:style-name="P2"/>
      <text:p text:style-name="P4">Question 7</text:p>
      <text:p text:style-name="P2">The changes we made are:</text:p>
      <text:list xml:id="list444307368" text:style-name="L1">
        <text:list-item>
          <text:p text:style-name="P9">Added a global pthread_t for generating thread: pthread_t thread[10];</text:p>
        </text:list-item>
        <text:list-item>
          <text:p text:style-name="P9">In the for loop, change the old call child to be calling pthread_create:</text:p>
          <text:list>
            <text:list-header>
              <text:p text:style-name="P9"><text:soft-page-break/>for(i = 0;i &lt; 10; i++){</text:p>
              <text:p text:style-name="P9"><text:tab/>pthread_create(&amp;thread[i],NULL,child,(void *) i);</text:p>
              <text:p text:style-name="P9">}</text:p>
            </text:list-header>
          </text:list>
        </text:list-item>
        <text:list-item>
          <text:p text:style-name="P9">In the child function, call “thread_exit” at the end.</text:p>
        </text:list-item>
      </text:list>
      <text:p text:style-name="P2"/>
      <text:p text:style-name="P4">Question 8</text:p>
      <text:p text:style-name="P2">The value printed is incorrect. This is because after printing out the value of glob, other thread might run first instead execute “glob++” in this thread – therefore the value of glob is not incremented.</text:p>
      <text:p text:style-name="P2"/>
      <text:p text:style-name="P4">Question 9</text:p>
      <text:p text:style-name="P2">The threads seems update glob incorrectly. Because running the compiled file gives me output:</text:p>
      <text:p text:style-name="P2"><text:tab/>Child 1 entering. Glob is currently 0 </text:p>
      <text:p text:style-name="P7">Child 0 entering. Glob is currently 0 </text:p>
      <text:p text:style-name="P7">Child 3 entering. Glob is currently 0 </text:p>
      <text:p text:style-name="P7">Child 4 entering. Glob is currently 0 </text:p>
      <text:p text:style-name="P7">Child 5 entering. Glob is currently 0 </text:p>
      <text:p text:style-name="P7">Child 6 entering. Glob is currently 1 </text:p>
      <text:p text:style-name="P7">Child 7 entering. Glob is currently 1 </text:p>
      <text:p text:style-name="P7">Child 8 entering. Glob is currently 1 </text:p>
      <text:p text:style-name="P7">Final value of glob is 1 </text:p>
      <text:p text:style-name="P7">Child 9 entering. Glob is currently 1 </text:p>
      <text:p text:style-name="P7">Child 9 entering. Glob is currently 1 </text:p>
      <text:p text:style-name="P2">This is because though mutex has locked the data when it's updating the glob, these threads would print out the Glob first before other threads making changes to Glob; besides, the programs terminates before these threads run successfully – therefore I cannot see the value of glob after updating it's value in the thread.</text:p>
      <text:p text:style-name="P2">Thought the value of glob is actually updated correctly with the help of mutex, it seems to be not updated correctly.</text:p>
      <text:p text:style-name="P2"/>
      <text:p text:style-name="P4">Question 10</text:p>
      <text:p text:style-name="P2">The changes we made, were to add “pthread join” for every task before “ printf("Final value of glob is %d\n", glob); ”, so that the program would wait for the threads to finish execution first.</text:p>
      <text:p text:style-name="P2">The part of code for modification is here:</text:p>
      <text:list xml:id="list491199263" text:continue-numbering="true" text:style-name="L1">
        <text:list-header>
          <text:p text:style-name="P9">created another for loop to make sure all the 10 function has got a chance to run:</text:p>
          <text:list>
            <text:list-header>
              <text:p text:style-name="P9">// wait for the program</text:p>
              <text:p text:style-name="P9"><text:tab/>for(i = 0;i&lt;10;i++){</text:p>
              <text:p text:style-name="P9"><text:tab/><text:tab/>// make sure all threads has run</text:p>
              <text:p text:style-name="P9"><text:tab/><text:tab/>pthread_join(thread[i],NULL);</text:p>
              <text:p text:style-name="P9"><text:tab/>}</text:p>
            </text:list-header>
          </text:list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stanc</meta:initial-creator>
    <dc:creator>Song Yangyu</dc:creator>
    <meta:editing-cycles>50</meta:editing-cycles>
    <meta:creation-date>2011-10-05T06:49:00</meta:creation-date>
    <dc:date>2011-10-20T20:16:03</dc:date>
    <meta:editing-duration>PT2H40M50S</meta:editing-duration>
    <meta:generator>LibreOffice/3.4$Linux LibreOffice_project/340m1$Build-302</meta:generator>
    <meta:document-statistic meta:table-count="1" meta:image-count="0" meta:object-count="0" meta:page-count="2" meta:paragraph-count="62" meta:word-count="588" meta:character-count="3296" meta:non-whitespace-character-count="2739"/>
    <meta:user-defined meta:name="AppVersion">14.0000</meta:user-defined>
    <meta:user-defined meta:name="Company">National University of Singapor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